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me" table:style-name="ta1">
        <table:table-column table:style-name="co1" table:number-columns-repeated="19" table:default-cell-style-name="Default"/>
        <table:table-row table:style-name="ro1">
          <table:table-cell/>
          <table:table-cell office:value-type="string" calcext:value-type="string">
            <text:p>brute</text:p>
          </table:table-cell>
          <table:table-cell office:value-type="string" calcext:value-type="string">
            <text:p>d22</text:p>
          </table:table-cell>
          <table:table-cell table:number-columns-repeated="2"/>
          <table:table-cell office:value-type="string" calcext:value-type="string">
            <text:p>brute</text:p>
          </table:table-cell>
          <table:table-cell office:value-type="string" calcext:value-type="string">
            <text:p>d22</text:p>
          </table:table-cell>
          <table:table-cell table:number-columns-repeated="2"/>
          <table:table-cell office:value-type="string" calcext:value-type="string">
            <text:p>brute</text:p>
          </table:table-cell>
          <table:table-cell office:value-type="string" calcext:value-type="string">
            <text:p>d22</text:p>
          </table:table-cell>
          <table:table-cell table:number-columns-repeated="2"/>
          <table:table-cell office:value-type="string" calcext:value-type="string">
            <text:p>brute</text:p>
          </table:table-cell>
          <table:table-cell office:value-type="string" calcext:value-type="string">
            <text:p>d22</text:p>
          </table:table-cell>
          <table:table-cell table:number-columns-repeated="2"/>
          <table:table-cell office:value-type="string" calcext:value-type="string">
            <text:p>brute</text:p>
          </table:table-cell>
          <table:table-cell office:value-type="string" calcext:value-type="string">
            <text:p>d22</text:p>
          </table:table-cell>
        </table:table-row>
        <table:table-row table:style-name="ro1">
          <table:table-cell office:value-type="string" calcext:value-type="string">
            <text:p>0-basic</text:p>
          </table:table-cell>
          <table:table-cell table:number-columns-repeated="3"/>
          <table:table-cell office:value-type="string" calcext:value-type="string">
            <text:p>6-parallel</text:p>
          </table:table-cell>
          <table:table-cell table:number-columns-repeated="3"/>
          <table:table-cell office:value-type="string" calcext:value-type="string">
            <text:p>7-stationary1</text:p>
          </table:table-cell>
          <table:table-cell table:number-columns-repeated="3"/>
          <table:table-cell office:value-type="string" calcext:value-type="string">
            <text:p>test1</text:p>
          </table:table-cell>
          <table:table-cell table:number-columns-repeated="3"/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28" calcext:value-type="float">
            <text:p>0.6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323" calcext:value-type="float">
            <text:p>1.3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651" calcext:value-type="float">
            <text:p>0.6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.361" calcext:value-type="float">
            <text:p>1.36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645" calcext:value-type="float">
            <text:p>0.64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318" calcext:value-type="float">
            <text:p>1.3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603" calcext:value-type="float">
            <text:p>0.6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358" calcext:value-type="float">
            <text:p>1.35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611" calcext:value-type="float">
            <text:p>0.6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359" calcext:value-type="float">
            <text:p>1.35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602" calcext:value-type="float">
            <text:p>0.60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.352" calcext:value-type="float">
            <text:p>1.35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639" calcext:value-type="float">
            <text:p>0.63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.322" calcext:value-type="float">
            <text:p>1.32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605" calcext:value-type="float">
            <text:p>0.6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.326" calcext:value-type="float">
            <text:p>1.32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08" calcext:value-type="float">
            <text:p>0.00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643" calcext:value-type="float">
            <text:p>0.64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.371" calcext:value-type="float">
            <text:p>1.37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639" calcext:value-type="float">
            <text:p>0.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.362" calcext:value-type="float">
            <text:p>1.362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12])" office:value-type="float" office:value="0.0052" calcext:value-type="float">
            <text:p>0.0052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formula="of:=AVERAGE([.F3:.F12])" office:value-type="float" office:value="0.0059" calcext:value-type="float">
            <text:p>0.0059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formula="of:=AVERAGE([.J3:.J12])" office:value-type="float" office:value="0.0061" calcext:value-type="float">
            <text:p>0.0061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formula="of:=AVERAGE([.N3:.N12])" office:value-type="float" office:value="0.6266" calcext:value-type="float">
            <text:p>0.6266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formula="of:=AVERAGE([.R3:.R12])" office:value-type="float" office:value="1.3452" calcext:value-type="float">
            <text:p>1.3452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3:.B12])" office:value-type="float" office:value="0.00175119007154183" calcext:value-type="float">
            <text:p>0.00175119007154183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formula="of:=STDEV([.F3:.F12])" office:value-type="float" office:value="0.00218326971917504" calcext:value-type="float">
            <text:p>0.00218326971917504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formula="of:=STDEV([.J3:.J12])" office:value-type="float" office:value="0.00119721899973786" calcext:value-type="float">
            <text:p>0.00119721899973786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formula="of:=STDEV([.N3:.N12])" office:value-type="float" office:value="0.0193918654194083" calcext:value-type="float">
            <text:p>0.0193918654194083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formula="of:=STDEV([.R3:.R13])" office:value-type="float" office:value="0.0193328735577513" calcext:value-type="float">
            <text:p>0.0193328735577513</text:p>
          </table:table-cell>
          <table:table-cell/>
        </table:table-row>
      </table:table>
      <table:table table:name="ram" table:style-name="ta1">
        <table:table-column table:style-name="co1" table:number-columns-repeated="19" table:default-cell-style-name="Default"/>
        <table:table-row table:style-name="ro1">
          <table:table-cell/>
          <table:table-cell office:value-type="string" calcext:value-type="string">
            <text:p>brute</text:p>
          </table:table-cell>
          <table:table-cell office:value-type="string" calcext:value-type="string">
            <text:p>d22</text:p>
          </table:table-cell>
          <table:table-cell table:number-columns-repeated="2"/>
          <table:table-cell office:value-type="string" calcext:value-type="string">
            <text:p>brute</text:p>
          </table:table-cell>
          <table:table-cell office:value-type="string" calcext:value-type="string">
            <text:p>d22</text:p>
          </table:table-cell>
          <table:table-cell table:number-columns-repeated="2"/>
          <table:table-cell office:value-type="string" calcext:value-type="string">
            <text:p>brute</text:p>
          </table:table-cell>
          <table:table-cell office:value-type="string" calcext:value-type="string">
            <text:p>d22</text:p>
          </table:table-cell>
          <table:table-cell table:number-columns-repeated="2"/>
          <table:table-cell office:value-type="string" calcext:value-type="string">
            <text:p>brute</text:p>
          </table:table-cell>
          <table:table-cell office:value-type="string" calcext:value-type="string">
            <text:p>d22</text:p>
          </table:table-cell>
          <table:table-cell table:number-columns-repeated="2"/>
          <table:table-cell office:value-type="string" calcext:value-type="string">
            <text:p>brute</text:p>
          </table:table-cell>
          <table:table-cell office:value-type="string" calcext:value-type="string">
            <text:p>d22</text:p>
          </table:table-cell>
        </table:table-row>
        <table:table-row table:style-name="ro1">
          <table:table-cell office:value-type="string" calcext:value-type="string">
            <text:p>0-basic</text:p>
          </table:table-cell>
          <table:table-cell table:number-columns-repeated="3"/>
          <table:table-cell office:value-type="string" calcext:value-type="string">
            <text:p>6-parallel</text:p>
          </table:table-cell>
          <table:table-cell table:number-columns-repeated="3"/>
          <table:table-cell office:value-type="string" calcext:value-type="string">
            <text:p>7-stationary1</text:p>
          </table:table-cell>
          <table:table-cell table:number-columns-repeated="3"/>
          <table:table-cell office:value-type="string" calcext:value-type="string">
            <text:p>test1</text:p>
          </table:table-cell>
          <table:table-cell table:number-columns-repeated="3"/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49052/1024" office:value-type="float" office:value="243.21484375" calcext:value-type="float">
            <text:p>243.214843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536328/1024" office:value-type="float" office:value="523.7578125" calcext:value-type="float">
            <text:p>523.75781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7964/1024" office:value-type="float" office:value="7.77734375" calcext:value-type="float">
            <text:p>7.777343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7964/1024" office:value-type="float" office:value="7.77734375" calcext:value-type="float">
            <text:p>7.777343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247956/1024" office:value-type="float" office:value="242.14453125" calcext:value-type="float">
            <text:p>242.144531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536408/1024" office:value-type="float" office:value="523.8359375" calcext:value-type="float">
            <text:p>523.835937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248080/1024" office:value-type="float" office:value="242.265625" calcext:value-type="float">
            <text:p>242.2656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536308/1024" office:value-type="float" office:value="523.73828125" calcext:value-type="float">
            <text:p>523.738281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249104/1024" office:value-type="float" office:value="243.265625" calcext:value-type="float">
            <text:p>243.2656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536280/1024" office:value-type="float" office:value="523.7109375" calcext:value-type="float">
            <text:p>523.710937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248144/1024" office:value-type="float" office:value="242.328125" calcext:value-type="float">
            <text:p>242.3281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533672/1024" office:value-type="float" office:value="521.1640625" calcext:value-type="float">
            <text:p>521.164062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248076/1024" office:value-type="float" office:value="242.26171875" calcext:value-type="float">
            <text:p>242.261718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533772/1024" office:value-type="float" office:value="521.26171875" calcext:value-type="float">
            <text:p>521.2617187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248020/1024" office:value-type="float" office:value="242.20703125" calcext:value-type="float">
            <text:p>242.2070312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533644/1024" office:value-type="float" office:value="521.13671875" calcext:value-type="float">
            <text:p>521.1367187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248116/1024" office:value-type="float" office:value="242.30078125" calcext:value-type="float">
            <text:p>242.3007812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536308/1024" office:value-type="float" office:value="523.73828125" calcext:value-type="float">
            <text:p>523.7382812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249144/1024" office:value-type="float" office:value="243.3046875" calcext:value-type="float">
            <text:p>243.304687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536308/1024" office:value-type="float" office:value="523.73828125" calcext:value-type="float">
            <text:p>523.7382812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247960/1024" office:value-type="float" office:value="242.1484375" calcext:value-type="float">
            <text:p>242.148437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533712/1024" office:value-type="float" office:value="521.203125" calcext:value-type="float">
            <text:p>521.203125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12])" office:value-type="float" office:value="7.710546875" calcext:value-type="float">
            <text:p>7.710546875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formula="of:=AVERAGE([.F3:.F12])" office:value-type="float" office:value="7.710546875" calcext:value-type="float">
            <text:p>7.710546875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formula="of:=AVERAGE([.J3:.J12])" office:value-type="float" office:value="7.703125" calcext:value-type="float">
            <text:p>7.703125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formula="of:=AVERAGE([.N3:.N12])" office:value-type="float" office:value="242.544140625" calcext:value-type="float">
            <text:p>242.544140625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formula="of:=AVERAGE([.R3:.R12])" office:value-type="float" office:value="522.728515625" calcext:value-type="float">
            <text:p>522.728515625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3:.B12])" office:value-type="float" office:value="0.0234700295090622" calcext:value-type="float">
            <text:p>0.0234700295090622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formula="of:=STDEV([.F3:.F12])" office:value-type="float" office:value="0.0234700295090622" calcext:value-type="float">
            <text:p>0.0234700295090622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formula="of:=STDEV([.J3:.J12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formula="of:=STDEV([.N3:.N12])" office:value-type="float" office:value="0.4991041847655" calcext:value-type="float">
            <text:p>0.4991041847655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formula="of:=STDEV([.R3:.R12])" office:value-type="float" office:value="1.32369467618382" calcext:value-type="float">
            <text:p>1.3236946761838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3T12:27:20.599715409</meta:creation-date>
    <dc:date>2022-01-03T13:58:21.971021837</dc:date>
    <meta:editing-duration>PT1H25S</meta:editing-duration>
    <meta:editing-cycles>29</meta:editing-cycles>
    <meta:generator>LibreOffice/7.2.4.1$Linux_X86_64 LibreOffice_project/20$Build-1</meta:generator>
    <meta:document-statistic meta:table-count="2" meta:cell-count="270" meta:object-count="0"/>
    <meta:user-defined meta:name="qrichtext">1</meta:user-defined>
  </office:meta>
</office:document-meta>
</file>